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blRoomNumbers" style:family="table">
      <style:table-properties style:width="17cm" table:align="margins"/>
    </style:style>
    <style:style style:name="tblRoomNumbers.A" style:family="table-column">
      <style:table-column-properties style:column-width="8.5cm" style:rel-column-width="32767*"/>
    </style:style>
    <style:style style:name="tblRoomNumbers.A1" style:family="table-cell">
      <style:table-cell-properties fo:padding="0.097cm" fo:border-left="0.05pt solid #000000" fo:border-right="none" fo:border-top="0.05pt solid #000000" fo:border-bottom="0.05pt solid #000000"/>
    </style:style>
    <style:style style:name="tblRoomNumbers.B1" style:family="table-cell">
      <style:table-cell-properties fo:padding="0.097cm" fo:border="0.05pt solid #000000"/>
    </style:style>
    <style:style style:name="tblRoomNumbers.A2" style:family="table-cell">
      <style:table-cell-properties fo:padding="0.097cm" fo:border-left="0.05pt solid #000000" fo:border-right="none" fo:border-top="none" fo:border-bottom="0.05pt solid #000000"/>
    </style:style>
    <style:style style:name="tblRoomNumber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3138" officeooo:paragraph-rsid="00103138"/>
    </style:style>
    <style:style style:name="P2" style:family="paragraph" style:parent-style-name="Table_20_Contents">
      <style:text-properties officeooo:rsid="0012caac" officeooo:paragraph-rsid="0012caac"/>
    </style:style>
    <style:style style:name="P3" style:family="paragraph" style:parent-style-name="Table_20_Contents">
      <style:text-properties officeooo:rsid="001435b1" officeooo:paragraph-rsid="001435b1"/>
    </style:style>
    <style:style style:name="P4" style:family="paragraph" style:parent-style-name="Table_20_Heading">
      <style:text-properties officeooo:rsid="00103138" officeooo:paragraph-rsid="00103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blRoomNumbers" table:style-name="tblRoomNumbers">
        <table:table-column table:style-name="tblRoomNumbers.A" table:number-columns-repeated="2"/>
        <table:table-header-rows>
          <table:table-row>
            <table:table-cell table:style-name="tblRoomNumbers.A1" office:value-type="string">
              <text:p text:style-name="P4">room number</text:p>
            </table:table-cell>
            <table:table-cell table:style-name="tblRoomNumbers.B1" office:value-type="string">
              <text:p text:style-name="P4">name</text:p>
            </table:table-cell>
          </table:table-row>
        </table:table-header-rows>
        <table:table-row>
          <table:table-cell table:style-name="tblRoomNumbers.A2" office:value-type="string">
            <text:p text:style-name="P1">5203</text:p>
          </table:table-cell>
          <table:table-cell table:style-name="tblRoomNumbers.B2" office:value-type="string">
            <text:p text:style-name="P1">Alexander Doppelbauer</text:p>
          </table:table-cell>
        </table:table-row>
        <table:table-row>
          <table:table-cell table:style-name="tblRoomNumbers.A2" office:value-type="string">
            <text:p text:style-name="P1">5204</text:p>
          </table:table-cell>
          <table:table-cell table:style-name="tblRoomNumbers.B2" office:value-type="string">
            <text:p text:style-name="P1">Lukas Beck</text:p>
          </table:table-cell>
        </table:table-row>
        <table:table-row>
          <table:table-cell table:style-name="tblRoomNumbers.A2" office:value-type="string">
            <text:p text:style-name="P1">5205</text:p>
          </table:table-cell>
          <table:table-cell table:style-name="tblRoomNumbers.B2" office:value-type="string">
            <text:p text:style-name="P1">Daniel Englisch</text:p>
          </table:table-cell>
        </table:table-row>
        <table:table-row>
          <table:table-cell table:style-name="tblRoomNumbers.A2" office:value-type="string">
            <text:p text:style-name="P3">5206</text:p>
          </table:table-cell>
          <table:table-cell table:style-name="tblRoomNumbers.B2" office:value-type="string">
            <text:p text:style-name="P3">Rudolf Rosenfeld???</text:p>
          </table:table-cell>
        </table:table-row>
        <table:table-row>
          <table:table-cell table:style-name="tblRoomNumbers.A2" office:value-type="string">
            <text:p text:style-name="Table_20_Contents"/>
          </table:table-cell>
          <table:table-cell table:style-name="tblRoomNumbers.B2" office:value-type="string">
            <text:p text:style-name="Table_20_Contents"/>
          </table:table-cell>
        </table:table-row>
        <table:table-row>
          <table:table-cell table:style-name="tblRoomNumbers.A2" office:value-type="string">
            <text:p text:style-name="Table_20_Contents"/>
          </table:table-cell>
          <table:table-cell table:style-name="tblRoomNumbers.B2" office:value-type="string">
            <text:p text:style-name="Table_20_Contents"/>
          </table:table-cell>
        </table:table-row>
        <table:table-row>
          <table:table-cell table:style-name="tblRoomNumbers.A2" office:value-type="string">
            <text:p text:style-name="P1">5211</text:p>
          </table:table-cell>
          <table:table-cell table:style-name="tblRoomNumbers.B2" office:value-type="string">
            <text:p text:style-name="P1">Michael Pointinger</text:p>
          </table:table-cell>
        </table:table-row>
        <table:table-row>
          <table:table-cell table:style-name="tblRoomNumbers.A2" office:value-type="string">
            <text:p text:style-name="Table_20_Contents"/>
          </table:table-cell>
          <table:table-cell table:style-name="tblRoomNumbers.B2" office:value-type="string">
            <text:p text:style-name="Table_20_Contents"/>
          </table:table-cell>
        </table:table-row>
        <table:table-row>
          <table:table-cell table:style-name="tblRoomNumbers.A2" office:value-type="string">
            <text:p text:style-name="Table_20_Contents"/>
          </table:table-cell>
          <table:table-cell table:style-name="tblRoomNumbers.B2" office:value-type="string">
            <text:p text:style-name="Table_20_Contents"/>
          </table:table-cell>
        </table:table-row>
        <table:table-row>
          <table:table-cell table:style-name="tblRoomNumbers.A2" office:value-type="string">
            <text:p text:style-name="P2">5216</text:p>
          </table:table-cell>
          <table:table-cell table:style-name="tblRoomNumbers.B2" office:value-type="string">
            <text:p text:style-name="P2">Lukas Schörghuber</text:p>
          </table:table-cell>
        </table:table-row>
        <table:table-row>
          <table:table-cell table:style-name="tblRoomNumbers.A2" office:value-type="string">
            <text:p text:style-name="P1">5245</text:p>
          </table:table-cell>
          <table:table-cell table:style-name="tblRoomNumbers.B2" office:value-type="string">
            <text:p text:style-name="P1">Julian Ha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8:46:06.514949398</meta:creation-date>
    <dc:date>2016-11-02T09:41:37.793939684</dc:date>
    <meta:editing-duration>PT55M30S</meta:editing-duration>
    <meta:editing-cycles>4</meta:editing-cycles>
    <meta:generator>LibreOffice/5.1.6.1.0$Linux_X86_64 LibreOffice_project/10$Build-1</meta:generator>
    <meta:document-statistic meta:table-count="1" meta:image-count="0" meta:object-count="0" meta:page-count="1" meta:paragraph-count="16" meta:word-count="24" meta:character-count="154" meta:non-whitespace-character-count="146"/>
  </office:meta>
</office:document-meta>
</file>